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4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5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9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20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1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2" style:family="table-cell" style:parent-style-name="Default" style:data-style-name="N113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5" office:value-type="currency" office:currency="BRL" office:value="13034" calcext:value-type="currency">
            <text:p>R$ 13.034,00</text:p>
          </table:table-cell>
          <table:table-cell table:style-name="ce15" table:formula="of:=[.D4]*2" office:value-type="currency" office:currency="BRL" office:value="26068" calcext:value-type="currency">
            <text:p>R$ 26.068,00</text:p>
          </table:table-cell>
          <table:table-cell table:style-name="ce15" table:formula="of:=[.E4]/176" office:value-type="currency" office:currency="BRL" office:value="148.113636363636" calcext:value-type="currency">
            <text:p>R$ 148,1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5" office:value-type="currency" office:currency="BRL" office:value="6740" calcext:value-type="currency">
            <text:p>R$ 6.740,00</text:p>
          </table:table-cell>
          <table:table-cell table:style-name="ce15" table:formula="of:=[.D5]*2" office:value-type="currency" office:currency="BRL" office:value="13480" calcext:value-type="currency">
            <text:p>R$ 13.480,00</text:p>
          </table:table-cell>
          <table:table-cell table:style-name="ce15" table:formula="of:=[.E5]/176" office:value-type="currency" office:currency="BRL" office:value="76.5909090909091" calcext:value-type="currency">
            <text:p>R$ 76,5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5" table:formula="of:=2261" office:value-type="currency" office:currency="BRL" office:value="2261" calcext:value-type="currency">
            <text:p>R$ 2.261,00</text:p>
          </table:table-cell>
          <table:table-cell table:style-name="ce15" table:formula="of:=[.D6]*2" office:value-type="currency" office:currency="BRL" office:value="4522" calcext:value-type="currency">
            <text:p>R$ 4.522,00</text:p>
          </table:table-cell>
          <table:table-cell table:style-name="ce15" table:formula="of:=[.E6]/176" office:value-type="currency" office:currency="BRL" office:value="25.6931818181818" calcext:value-type="currency">
            <text:p>R$ 25,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5" table:formula="of:=5500" office:value-type="currency" office:currency="BRL" office:value="5500" calcext:value-type="currency">
            <text:p>R$ 5.500,00</text:p>
          </table:table-cell>
          <table:table-cell table:style-name="ce15" table:formula="of:=[.D7]*2" office:value-type="currency" office:currency="BRL" office:value="11000" calcext:value-type="currency">
            <text:p>R$ 11.000,00</text:p>
          </table:table-cell>
          <table:table-cell table:style-name="ce15" table:formula="of:=[.E7]/176" office:value-type="currency" office:currency="BRL" office:value="62.5" calcext:value-type="currency">
            <text:p>R$ 62,5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Analista de Qualidade</text:p>
          </table:table-cell>
          <table:table-cell table:style-name="ce15" table:formula="of:=4711.05" office:value-type="currency" office:currency="BRL" office:value="4711.05" calcext:value-type="currency">
            <text:p>R$ 4.711,05</text:p>
          </table:table-cell>
          <table:table-cell table:style-name="ce15" table:formula="of:=[.D8]*2" office:value-type="currency" office:currency="BRL" office:value="9422.1" calcext:value-type="currency">
            <text:p>R$ 9.422,10</text:p>
          </table:table-cell>
          <table:table-cell table:style-name="ce15" table:formula="of:=[.E8]/176" office:value-type="currency" office:currency="BRL" office:value="53.5346590909091" calcext:value-type="currency">
            <text:p>R$ 53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5" office:value-type="currency" office:currency="BRL" office:value="4000" calcext:value-type="currency">
            <text:p>R$ 4.000,00</text:p>
          </table:table-cell>
          <table:table-cell table:style-name="ce15" table:formula="of:=[.D9]*2" office:value-type="currency" office:currency="BRL" office:value="8000" calcext:value-type="currency">
            <text:p>R$ 8.000,00</text:p>
          </table:table-cell>
          <table:table-cell table:style-name="ce15" table:formula="of:=[.E9]/176" office:value-type="currency" office:currency="BRL" office:value="45.4545454545455" calcext:value-type="currency">
            <text:p>R$ 45,4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6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4" office:value-type="string" calcext:value-type="string" table:number-columns-spanned="1" table:number-rows-spanned="2">
            <text:p>Custo por atividade</text:p>
          </table:table-cell>
          <table:table-cell table:style-name="ce24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7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16]*[.F4])+([.F16]*[.F5])+([.G16]*[.F6])+([.H16]*[.F7])+([.I16]*[.F8])+([.J16]*[.F9])" office:value-type="currency" office:currency="BRL" office:value="1184.90909090909" calcext:value-type="currency">
            <text:p>R$ 1.184,91</text:p>
          </table:table-cell>
          <table:table-cell table:style-name="ce14" table:formula="of:=[.K16]+[.K17]+[.K18]+[.K19]+[.K20]" office:value-type="currency" office:currency="BRL" office:value="3506.20965909091" calcext:value-type="currency" table:number-columns-spanned="1" table:number-rows-spanned="5">
            <text:p>R$ 3.506,21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17]*[.F4])+([.F17]*[.F5])+([.G17]*[.F6])+([.H17]*[.F7])+([.I17]*[.F8])+([.J17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2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14" table:formula="of:=([.E18]*[.F4])+([.F18]*[.F5])+([.G18]*[.F6])+([.H18]*[.F7])+([.I18]*[.F8])+([.J18]*[.F9])" office:value-type="currency" office:currency="BRL" office:value="411.886931818182" calcext:value-type="currency">
            <text:p>R$ 411,8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3</text:p>
          </table:table-cell>
          <table:table-cell table:style-name="ce20" table:number-columns-repeated="4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4" table:formula="of:=([.E19]*[.F4])+([.F19]*[.F5])+([.G19]*[.F6])+([.H19]*[.F7])+([.I19]*[.F8])+([.J19]*[.F9])" office:value-type="currency" office:currency="BRL" office:value="428.277272727273" calcext:value-type="currency">
            <text:p>R$ 428,2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20]*[.F4])+([.F20]*[.F5])+([.G20]*[.F6])+([.H20]*[.F7])+([.I20]*[.F8])+([.J20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22]*[.F4])+([.F22]*[.F5])+([.G22]*[.F6])+([.H22]*[.F7])+([.I22]*[.F8])+([.J22]*[.F9])" office:value-type="currency" office:currency="BRL" office:value="1184.90909090909" calcext:value-type="currency">
            <text:p>R$ 1.184,91</text:p>
          </table:table-cell>
          <table:table-cell table:style-name="ce14" table:formula="of:=[.K22]+[.K23]+[.K24]+[.K25]+[.K26]" office:value-type="currency" office:currency="BRL" office:value="6649.04999999999" calcext:value-type="currency" table:number-columns-spanned="1" table:number-rows-spanned="5">
            <text:p>R$ 6.649,05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.E23]*[.F4])+([.F23]*[.F5])+([.G23]*[.F6])+([.H23]*[.F7])+([.I23]*[.F8])+([.J23]*[.F9])" office:value-type="currency" office:currency="BRL" office:value="2369.81818181818" calcext:value-type="currency">
            <text:p>R$ 2.369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2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.E24]*[.F4])+([.F24]*[.F5])+([.G24]*[.F6])+([.H24]*[.F7])+([.I24]*[.F8])+([.J24]*[.F9])" office:value-type="currency" office:currency="BRL" office:value="2369.81818181818" calcext:value-type="currency">
            <text:p>R$ 2.369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3</text:p>
          </table:table-cell>
          <table:table-cell table:style-name="ce20" table:number-columns-repeated="4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14" table:formula="of:=([.E25]*[.F4])+([.F25]*[.F5])+([.G25]*[.F6])+([.H25]*[.F7])+([.I25]*[.F8])+([.J25]*[.F9])" office:value-type="currency" office:currency="BRL" office:value="428.277272727273" calcext:value-type="currency">
            <text:p>R$ 428,2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26]*[.F4])+([.F26]*[.F5])+([.G26]*[.F6])+([.H26]*[.F7])+([.I26]*[.F8])+([.J26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/>
          <table:table-cell table:style-name="ce20" table:formula="of:=4" office:value-type="float" office:value="4" calcext:value-type="float">
            <text:p>4</text:p>
          </table:table-cell>
          <table:table-cell table:style-name="ce20" table:formula="of:=4" office:value-type="float" office:value="4" calcext:value-type="float">
            <text:p>4</text:p>
          </table:table-cell>
          <table:table-cell table:style-name="ce20" table:number-columns-repeated="3"/>
          <table:table-cell table:style-name="ce14" table:formula="of:=([.E28]*[.F4])+([.F28]*[.F5])+([.G28]*[.F6])+([.H28]*[.F7])+([.I28]*[.F8])+([.J28]*[.F9])" office:value-type="currency" office:currency="BRL" office:value="409.136363636364" calcext:value-type="currency">
            <text:p>R$ 409,14</text:p>
          </table:table-cell>
          <table:table-cell table:style-name="ce14" table:formula="of:=[.K28]+[.K29]+[.K30]+[.K31]+[.K32]+[.K33]+[.K34]+[.K35]+[.K36]+[.K37]+[.K38]+[.K39]+[.K40]+[.K41]+[.K42]+[.K43]" office:value-type="currency" office:currency="BRL" office:value="28801.8471590909" calcext:value-type="currency" table:number-columns-spanned="1" table:number-rows-spanned="16">
            <text:p>R$ 28.801,85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7" office:value-type="string" calcext:value-type="string">
            <text:p>1</text:p>
          </table:table-cell>
          <table:table-cell table:style-name="ce20"/>
          <table:table-cell table:style-name="ce20" table:formula="of:=8*8" office:value-type="float" office:value="64" calcext:value-type="float">
            <text:p>64</text:p>
          </table:table-cell>
          <table:table-cell table:style-name="ce20" table:number-columns-repeated="4"/>
          <table:table-cell table:style-name="ce14" table:formula="of:=([.E29]*[.F4])+([.F29]*[.F5])+([.G29]*[.F6])+([.H29]*[.F7])+([.I29]*[.F8])+([.J29]*[.F9])" office:value-type="currency" office:currency="BRL" office:value="4901.81818181818" calcext:value-type="currency">
            <text:p>R$ 4.90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8" office:value-type="float" office:value="64" calcext:value-type="float">
            <text:p>64</text:p>
          </table:table-cell>
          <table:table-cell table:style-name="ce20" table:number-columns-repeated="3"/>
          <table:table-cell table:style-name="ce14" table:formula="of:=([.E30]*[.F4])+([.F30]*[.F5])+([.G30]*[.F6])+([.H30]*[.F7])+([.I30]*[.F8])+([.J30]*[.F9])" office:value-type="currency" office:currency="BRL" office:value="1644.36363636364" calcext:value-type="currency">
            <text:p>R$ 1.644,36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/>
          <table:table-cell table:number-columns-repeated="6" table:style-name="ce20" office:value-type="float" office:value="1" calcext:value-type="float">
            <text:p>1</text:p>
          </table:table-cell>
          <table:table-cell table:style-name="ce14" table:formula="of:=([.E31]*[.F4])+([.F31]*[.F5])+([.G31]*[.F6])+([.H31]*[.F7])+([.I31]*[.F8])+([.J31]*[.F9])" office:value-type="currency" office:currency="BRL" office:value="411.886931818182" calcext:value-type="currency">
            <text:p>R$ 411,89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2</text:p>
          </table:table-cell>
          <table:table-cell table:style-name="ce12" office:value-type="string" calcext:value-type="string">
            <text:p>2.1</text:p>
          </table:table-cell>
          <table:table-cell table:style-name="ce18" office:value-type="string" calcext:value-type="string">
            <text:p>1</text:p>
          </table:table-cell>
          <table:table-cell table:style-name="ce21"/>
          <table:table-cell table:style-name="ce21" table:formula="of:=8*2" office:value-type="float" office:value="16" calcext:value-type="float">
            <text:p>16</text:p>
          </table:table-cell>
          <table:table-cell table:style-name="ce21" table:number-columns-repeated="4"/>
          <table:table-cell table:style-name="ce14" table:formula="of:=([.E32]*[.F4])+([.F32]*[.F5])+([.G32]*[.F6])+([.H32]*[.F7])+([.I32]*[.F8])+([.J32]*[.F9])" office:value-type="currency" office:currency="BRL" office:value="1225.45454545455" calcext:value-type="currency">
            <text:p>R$ 1.225,4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2</text:p>
          </table:table-cell>
          <table:table-cell table:style-name="ce17" office:value-type="string" calcext:value-type="string">
            <text:p>2.1</text:p>
          </table:table-cell>
          <table:table-cell table:style-name="ce20" table:number-columns-repeated="3"/>
          <table:table-cell table:style-name="ce20" table:formula="of:=8*17" office:value-type="float" office:value="136" calcext:value-type="float">
            <text:p>136</text:p>
          </table:table-cell>
          <table:table-cell table:style-name="ce20" table:number-columns-repeated="2"/>
          <table:table-cell table:style-name="ce14" table:formula="of:=([.E33]*[.F4])+([.F33]*[.F5])+([.G33]*[.F6])+([.H33]*[.F7])+([.I33]*[.F8])+([.J33]*[.F9])" office:value-type="currency" office:currency="BRL" office:value="8500" calcext:value-type="currency">
            <text:p>R$ 8.500,00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6" office:value-type="float" office:value="48" calcext:value-type="float">
            <text:p>48</text:p>
          </table:table-cell>
          <table:table-cell table:style-name="ce20" table:number-columns-repeated="3"/>
          <table:table-cell table:style-name="ce14" table:formula="of:=([.E34]*[.F4])+([.F34]*[.F5])+([.G34]*[.F6])+([.H34]*[.F7])+([.I34]*[.F8])+([.J34]*[.F9])" office:value-type="currency" office:currency="BRL" office:value="1233.27272727273" calcext:value-type="currency">
            <text:p>R$ 1.233,27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/>
          <table:table-cell table:style-name="ce20" table:formula="of:=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14" table:formula="of:=([.E35]*[.F4])+([.F35]*[.F5])+([.G35]*[.F6])+([.H35]*[.F7])+([.I35]*[.F8])+([.J35]*[.F9])" office:value-type="currency" office:currency="BRL" office:value="411.886931818182" calcext:value-type="currency">
            <text:p>R$ 411,8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1</text:p>
          </table:table-cell>
          <table:table-cell table:style-name="ce17" office:value-type="string" calcext:value-type="string">
            <text:p>2</text:p>
          </table:table-cell>
          <table:table-cell table:style-name="ce20" table:number-columns-repeated="5"/>
          <table:table-cell table:style-name="ce20" table:formula="of:=8*2" office:value-type="float" office:value="16" calcext:value-type="float">
            <text:p>16</text:p>
          </table:table-cell>
          <table:table-cell table:style-name="ce14" table:formula="of:=([.E36]*[.F4])+([.F36]*[.F5])+([.G36]*[.F6])+([.H36]*[.F7])+([.I36]*[.F8])+([.J36]*[.F9])" office:value-type="currency" office:currency="BRL" office:value="727.272727272728" calcext:value-type="currency">
            <text:p>R$ 727,27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12">
            <text:p>3</text:p>
          </table:table-cell>
          <table:table-cell table:style-name="ce12" office:value-type="string" calcext:value-type="string">
            <text:p>5.1</text:p>
          </table:table-cell>
          <table:table-cell table:style-name="ce18" office:value-type="string" calcext:value-type="string">
            <text:p>2</text:p>
          </table:table-cell>
          <table:table-cell table:style-name="ce21" table:number-columns-repeated="5"/>
          <table:table-cell table:style-name="ce21" table:formula="of:=8*2" office:value-type="float" office:value="16" calcext:value-type="float">
            <text:p>16</text:p>
          </table:table-cell>
          <table:table-cell table:style-name="ce14" table:formula="of:=([.E37]*[.F4])+([.F37]*[.F5])+([.G37]*[.F6])+([.H37]*[.F7])+([.I37]*[.F8])+([.J37]*[.F9])" office:value-type="currency" office:currency="BRL" office:value="727.272727272728" calcext:value-type="currency">
            <text:p>R$ 727,27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2</text:p>
          </table:table-cell>
          <table:table-cell table:style-name="ce17" office:value-type="string" calcext:value-type="string">
            <text:p>5.1</text:p>
          </table:table-cell>
          <table:table-cell table:style-name="ce20" table:number-columns-repeated="5"/>
          <table:table-cell table:style-name="ce20" table:formula="of:=8*1" office:value-type="float" office:value="8" calcext:value-type="float">
            <text:p>8</text:p>
          </table:table-cell>
          <table:table-cell table:style-name="ce14" table:formula="of:=([.E38]*[.F4])+([.F38]*[.F5])+([.G38]*[.F6])+([.H38]*[.F7])+([.I38]*[.F8])+([.J38]*[.F9])" office:value-type="currency" office:currency="BRL" office:value="363.636363636364" calcext:value-type="currency">
            <text:p>R$ 363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6</text:p>
          </table:table-cell>
          <table:table-cell table:style-name="ce17"/>
          <table:table-cell table:number-columns-repeated="6" table:style-name="ce20" office:value-type="float" office:value="1" calcext:value-type="float">
            <text:p>1</text:p>
          </table:table-cell>
          <table:table-cell table:style-name="ce14" table:formula="of:=([.E39]*[.F4])+([.F39]*[.F5])+([.G39]*[.F6])+([.H39]*[.F7])+([.I39]*[.F8])+([.J39]*[.F9])" office:value-type="currency" office:currency="BRL" office:value="411.886931818182" calcext:value-type="currency">
            <text:p>R$ 411,8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7</text:p>
          </table:table-cell>
          <table:table-cell table:style-name="ce17" office:value-type="string" calcext:value-type="string">
            <text:p>5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40]*[.F4])+([.F40]*[.F5])+([.G40]*[.F6])+([.H40]*[.F7])+([.I40]*[.F8])+([.J40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8</text:p>
          </table:table-cell>
          <table:table-cell table:style-name="ce17" office:value-type="string" calcext:value-type="string">
            <text:p>7</text:p>
          </table:table-cell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14" table:formula="of:=([.E41]*[.F4])+([.F41]*[.F5])+([.G41]*[.F6])+([.H41]*[.F7])+([.I41]*[.F8])+([.J41]*[.F9])" office:value-type="currency" office:currency="BRL" office:value="5924.54545454544" calcext:value-type="currency">
            <text:p>R$ 5.924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9</text:p>
          </table:table-cell>
          <table:table-cell table:style-name="ce17" office:value-type="string" calcext:value-type="string">
            <text:p>8</text:p>
          </table:table-cell>
          <table:table-cell table:style-name="ce20" table:number-columns-repeated="4"/>
          <table:table-cell table:style-name="ce20" table:formula="of:=8*1" office:value-type="float" office:value="8" calcext:value-type="float">
            <text:p>8</text:p>
          </table:table-cell>
          <table:table-cell table:style-name="ce20"/>
          <table:table-cell table:style-name="ce14" table:formula="of:=([.E42]*[.F4])+([.F42]*[.F5])+([.G42]*[.F6])+([.H42]*[.F7])+([.I42]*[.F8])+([.J42]*[.F9])" office:value-type="currency" office:currency="BRL" office:value="428.277272727273" calcext:value-type="currency">
            <text:p>R$ 428,2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10</text:p>
          </table:table-cell>
          <table:table-cell table:style-name="ce17" office:value-type="string" calcext:value-type="string">
            <text:p>9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43]*[.F4])+([.F43]*[.F5])+([.G43]*[.F6])+([.H43]*[.F7])+([.I43]*[.F8])+([.J43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14" table:formula="of:=([.E45]*[.F4])+([.F45]*[.F5])+([.G45]*[.F6])+([.H45]*[.F7])+([.I45]*[.F8])+([.J45]*[.F9])" office:value-type="currency" office:currency="BRL" office:value="5924.54545454544" calcext:value-type="currency">
            <text:p>R$ 5.924,55</text:p>
          </table:table-cell>
          <table:table-cell table:style-name="ce14" table:formula="of:=[.K45]+[.K46]+[.K47]+[.K48]" office:value-type="currency" office:currency="BRL" office:value="7833.95909090907" calcext:value-type="currency" table:number-columns-spanned="1" table:number-rows-spanned="4">
            <text:p>R$ 7.833,96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46]*[.F4])+([.F46]*[.F5])+([.G46]*[.F6])+([.H46]*[.F7])+([.I46]*[.F8])+([.J46]*[.F9])" office:value-type="currency" office:currency="BRL" office:value="1184.90909090909" calcext:value-type="currency">
            <text:p>R$ 1.184,91</text:p>
          </table:table-cell>
          <table:covered-table-cell/>
        </table:table-row>
        <table:table-row table:style-name="ro1">
          <table:table-cell/>
          <table:covered-table-cell/>
          <table:table-cell table:style-name="ce13" office:value-type="string" calcext:value-type="string">
            <text:p>3</text:p>
          </table:table-cell>
          <table:table-cell table:style-name="ce19" office:value-type="string" calcext:value-type="string">
            <text:p>2</text:p>
          </table:table-cell>
          <table:table-cell table:style-name="ce22" table:number-columns-repeated="4"/>
          <table:table-cell table:style-name="ce22" table:formula="of:=8*1" office:value-type="float" office:value="8" calcext:value-type="float">
            <text:p>8</text:p>
          </table:table-cell>
          <table:table-cell table:style-name="ce22"/>
          <table:table-cell table:style-name="ce14" table:formula="of:=([.E47]*[.F4])+([.F47]*[.F5])+([.G47]*[.F6])+([.H47]*[.F7])+([.I47]*[.F8])+([.J47]*[.F9])" office:value-type="currency" office:currency="BRL" office:value="428.277272727273" calcext:value-type="currency">
            <text:p>R$ 428,28</text:p>
          </table:table-cell>
          <table:covered-table-cell/>
        </table:table-row>
        <table:table-row table:style-name="ro1">
          <table:table-cell/>
          <table:covered-table-cell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3</text:p>
          </table:table-cell>
          <table:table-cell table:style-name="ce22" table:formula="of:=2" office:value-type="float" office:value="2" calcext:value-type="float">
            <text:p>2</text:p>
          </table:table-cell>
          <table:table-cell table:style-name="ce22" table:number-columns-repeated="5"/>
          <table:table-cell table:style-name="ce14" table:formula="of:=([.E48]*[.F4])+([.F48]*[.F5])+([.G48]*[.F6])+([.H48]*[.F7])+([.I48]*[.F8])+([.J48]*[.F9])" office:value-type="currency" office:currency="BRL" office:value="296.227272727272" calcext:value-type="currency">
            <text:p>R$ 296,23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3" office:value-type="string" calcext:value-type="string" table:number-columns-spanned="1" table:number-rows-spanned="2">
            <text:p>Recursos Materiais</text:p>
          </table:table-cell>
          <table:table-cell table:style-name="ce23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4" table:formula="of:=([.E16]+[.E17]+[.E18]+[.E18]+[.E19]+[.E20]+[.E22]+[.E23]+[.E24]+[.E25]+[.E26]+[.E28]+[.E29]+[.E30]+[.E31])*[.F4]" office:value-type="currency" office:currency="BRL" office:value="9331.15909090907" calcext:value-type="currency">
            <text:p>R$ 9.331,16</text:p>
          </table:table-cell>
          <table:table-cell table:style-name="ce14" table:formula="of:=([.F16]+[.F17]+[.F18]+[.F18]+[.F19]+[.F20]+[.F22]+[.F23]+[.F24]+[.F25]+[.F26]+[.F28]+[.F29]+[.F30]+[.F31])*[.F5]" office:value-type="currency" office:currency="BRL" office:value="5437.95454545455" calcext:value-type="currency">
            <text:p>R$ 5.437,95</text:p>
          </table:table-cell>
          <table:table-cell table:style-name="ce14" table:formula="of:=([.G16]+[.G17]+[.G18]+[.G18]+[.G19]+[.G20]+[.G22]+[.G23]+[.G24]+[.G25]+[.G26]+[.G28]+[.G29]+[.G30]+[.G31])*[.F6]" office:value-type="currency" office:currency="BRL" office:value="1824.21590909091" calcext:value-type="currency">
            <text:p>R$ 1.824,22</text:p>
          </table:table-cell>
          <table:table-cell table:style-name="ce14" table:formula="of:=([.H16]+[.H17]+[.H18]+[.H18]+[.H19]+[.H20]+[.H22]+[.H23]+[.H24]+[.H25]+[.H26]+[.H28]+[.H29]+[.H30]+[.H31])*[.F7]" office:value-type="currency" office:currency="BRL" office:value="187.5" calcext:value-type="currency">
            <text:p>R$ 187,50</text:p>
          </table:table-cell>
          <table:table-cell table:style-name="ce14" table:formula="of:=([.I16]+[.I17]+[.I18]+[.I18]+[.I19]+[.I20]+[.I22]+[.I23]+[.I24]+[.I25]+[.I26]+[.I28]+[.I29]+[.I30]+[.I31])*[.F8]" office:value-type="currency" office:currency="BRL" office:value="1017.15852272727" calcext:value-type="currency">
            <text:p>R$ 1.017,16</text:p>
          </table:table-cell>
          <table:table-cell table:style-name="ce14" table:formula="of:=([.J16]+[.J17]+[.J18]+[.J18]+[.J19]+[.J20]+[.J22]+[.J23]+[.J24]+[.J25]+[.J26]+[.J28]+[.J29]+[.J30]+[.J31])*[.F9]" office:value-type="currency" office:currency="BRL" office:value="136.363636363637" calcext:value-type="currency">
            <text:p>R$ 136,36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C53]+[.D53]+[.E53]+[.F53]+[.G53]+[.H53]+[.I53]" office:value-type="currency" office:currency="BRL" office:value="18284.3517045454" calcext:value-type="currency">
            <text:p>R$ 18.284,3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4" table:formula="of:=([.E32]+[.E33]+[.E34]+[.E35]+[.E36])*[.F4]" office:value-type="currency" office:currency="BRL" office:value="148.113636363636" calcext:value-type="currency">
            <text:p>R$ 148,11</text:p>
          </table:table-cell>
          <table:table-cell table:style-name="ce14" table:formula="of:=([.F32]+[.F33]+[.F34]+[.F35]+[.F36])*[.F5]" office:value-type="currency" office:currency="BRL" office:value="1302.04545454545" calcext:value-type="currency">
            <text:p>R$ 1.302,05</text:p>
          </table:table-cell>
          <table:table-cell table:style-name="ce14" table:formula="of:=([.G32]+[.G33]+[.G34]+[.G35]+[.G36])*[.F6]" office:value-type="currency" office:currency="BRL" office:value="1258.96590909091" calcext:value-type="currency">
            <text:p>R$ 1.258,97</text:p>
          </table:table-cell>
          <table:table-cell table:style-name="ce14" table:formula="of:=([.H32]+[.H33]+[.H34]+[.H35]+[.H36])*[.F7]" office:value-type="currency" office:currency="BRL" office:value="8562.5" calcext:value-type="currency">
            <text:p>R$ 8.562,50</text:p>
          </table:table-cell>
          <table:table-cell table:style-name="ce14" table:formula="of:=([.I32]+[.I33]+[.I34]+[.I35]+[.I36])*[.F8]" office:value-type="currency" office:currency="BRL" office:value="53.5346590909091" calcext:value-type="currency">
            <text:p>R$ 53,53</text:p>
          </table:table-cell>
          <table:table-cell table:style-name="ce14" table:formula="of:=([.J32]+[.J33]+[.J34]+[.J35]+[.J36])*[.F9]" office:value-type="currency" office:currency="BRL" office:value="772.727272727274" calcext:value-type="currency">
            <text:p>R$ 772,73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53]+([.C54]+[.E54]+[.E54]+[.F54]+[.G54]+[.H54]+[.I54])" office:value-type="currency" office:currency="BRL" office:value="30689.1590909091" calcext:value-type="currency">
            <text:p>R$ 30.689,16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4" table:formula="of:=([.E37]+[.E38]+[.E39]+[.E40]+[.E41]+[.E42]+[.E43]+[.E45]+[.E46]+[.E47]+[.E48])*[.F4]" office:value-type="currency" office:currency="BRL" office:value="14959.4772727272" calcext:value-type="currency">
            <text:p>R$ 14.959,48</text:p>
          </table:table-cell>
          <table:table-cell table:style-name="ce14" table:formula="of:=([.F37]+[.F38]+[.F39]+[.F40]+[.F41]+[.F42]+[.F43]+[.F45]+[.F46]+[.F47]+[.F48])*[.F5]" office:value-type="currency" office:currency="BRL" office:value="76.5909090909091" calcext:value-type="currency">
            <text:p>R$ 76,59</text:p>
          </table:table-cell>
          <table:table-cell table:style-name="ce14" table:formula="of:=([.G37]+[.G38]+[.G39]+[.G40]+[.G41]+[.G42]+[.G43]+[.G45]+[.G46]+[.G47]+[.G48])*[.F6]" office:value-type="currency" office:currency="BRL" office:value="25.6931818181818" calcext:value-type="currency">
            <text:p>R$ 25,69</text:p>
          </table:table-cell>
          <table:table-cell table:style-name="ce14" table:formula="of:=([.H37]+[.H38]+[.H39]+[.H40]+[.H41]+[.H42]+[.H43]+[.H45]+[.H46]+[.H47]+[.H48])*[.F7]" office:value-type="currency" office:currency="BRL" office:value="62.5" calcext:value-type="currency">
            <text:p>R$ 62,50</text:p>
          </table:table-cell>
          <table:table-cell table:style-name="ce14" table:formula="of:=([.I37]+[.I38]+[.I39]+[.I40]+[.I41]+[.I42]+[.I43]+[.I45]+[.I46]+[.I47]+[.I48])*[.F8]" office:value-type="currency" office:currency="BRL" office:value="910.089204545455" calcext:value-type="currency">
            <text:p>R$ 910,09</text:p>
          </table:table-cell>
          <table:table-cell table:style-name="ce14" table:formula="of:=([.J37]+[.J38]+[.J39]+[.J40]+[.J41]+[.J42]+[.J43]+[.J45]+[.J46]+[.J47]+[.J48])*[.F9]" office:value-type="currency" office:currency="BRL" office:value="1136.36363636364" calcext:value-type="currency">
            <text:p>R$ 1.136,36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54]+([.C55]+[.D55]+[.E55]+[.F55]+[.G55]+[.H55]+[.I55])" office:value-type="currency" office:currency="BRL" office:value="48209.8732954545" calcext:value-type="currency">
            <text:p>R$ 48.209,87</text:p>
          </table:table-cell>
          <table:table-cell table:number-columns-repeated="2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20:12:02.8972329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4-07T22:12:31.792038106</dc:date>
    <meta:editing-duration>PT4H2M14S</meta:editing-duration>
    <meta:editing-cycles>23</meta:editing-cycles>
    <meta:generator>LibreOffice/5.1.6.2$Linux_X86_64 LibreOffice_project/10m0$Build-2</meta:generator>
    <meta:document-statistic meta:table-count="1" meta:cell-count="232" meta:object-count="0"/>
  </office:meta>
</office:document-meta>
</file>